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EF921835.png" manifest:media-type="image/png"/>
  <manifest:file-entry manifest:full-path="Pictures/1000000100000F000000087059CD5AD3.png" manifest:media-type="image/png"/>
  <manifest:file-entry manifest:full-path="Pictures/1000000100000F0000000870FB21BED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auto-grow-width="true" fo:min-height="0.937cm" fo:min-width="0.317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Microsoft New Tai Lue" fo:font-size="54pt" fo:font-weight="bold"/>
    </style:style>
    <style:style style:name="P3" style:family="paragraph">
      <style:text-properties style:font-name="Liberation Sans1"/>
    </style:style>
    <style:style style:name="P4" style:family="paragraph">
      <style:text-properties fo:color="#1c1c1c" loext:opacity="100%" style:font-name="Liberation Sans1" fo:font-size="54pt"/>
    </style:style>
    <style:style style:name="P5" style:family="paragraph">
      <loext:graphic-properties draw:fill="none" draw:fill-color="#ffffff"/>
      <style:text-properties fo:color="#1c1c1c" loext:opacity="100%" style:font-name="Liberation Sans1" fo:font-size="54pt"/>
    </style:style>
    <style:style style:name="P6" style:family="paragraph">
      <style:paragraph-properties fo:text-align="start"/>
      <style:text-properties style:font-name="Microsoft New Tai Lue"/>
    </style:style>
    <style:style style:name="P7" style:family="paragraph">
      <style:text-properties style:font-name="Microsoft New Tai Lu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text-style-name="P2" draw:layer="layout" svg:width="23.365cm" svg:height="2.629cm" svg:x="1.4cm" svg:y="0.628cm" presentation:class="title" presentation:user-transformed="true">
          <draw:text-box>
            <text:p text:style-name="P2">Inhalt</text:p>
          </draw:text-box>
        </draw:frame>
        <draw:frame presentation:style-name="pr3" draw:text-style-name="P3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5" draw:layer="layout" svg:width="1.561cm" svg:height="2.376cm" svg:x="25.172cm" svg:y="-0.083cm">
          <draw:text-box>
            <text:p text:style-name="P4"><text:page-number>&lt;number&gt;</text:page-number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2" draw:text-style-name="P6" draw:layer="layout" svg:width="23.365cm" svg:height="2.629cm" svg:x="1.4cm" svg:y="0.628cm" presentation:class="title" presentation:placeholder="true" presentation:user-transformed="true">
          <draw:text-box/>
        </draw:frame>
        <draw:frame presentation:style-name="pr3" draw:text-style-name="P7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5" draw:layer="layout" svg:width="1.561cm" svg:height="2.376cm" svg:x="25.172cm" svg:y="-0.083cm">
          <draw:text-box>
            <text:p text:style-name="P4"><text:page-number>&lt;number&gt;</text:page-number></text:p>
          </draw:text-box>
        </draw:frame>
        <presentation:notes draw:style-name="dp4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3" draw:display-name="Bitmap 3" xlink:href="Pictures/1000000100000500000002D0EF921835.png" xlink:type="simple" xlink:show="embed" xlink:actuate="onLoad"/>
    <draw:fill-image draw:name="background" xlink:href="Pictures/1000000100000F000000087059CD5AD3.png" xlink:type="simple" xlink:show="embed" xlink:actuate="onLoad"/>
    <draw:fill-image draw:name="standard_5f_BG" draw:display-name="standard_BG" xlink:href="Pictures/1000000100000F0000000870FB21BE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standard_5f_BG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standard_5f_BG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4T23:11:39.982000000</meta:creation-date>
    <dc:date>2024-11-24T23:18:01.922000000</dc:date>
    <meta:editing-duration>PT6M19S</meta:editing-duration>
    <meta:editing-cycles>6</meta:editing-cycles>
    <meta:generator>LibreOffice/24.8.3.2$Windows_X86_64 LibreOffice_project/48a6bac9e7e268aeb4c3483fcf825c94556d9f92</meta:generator>
    <meta:document-statistic meta:object-count="33"/>
  </office:meta>
</office:document-meta>
</file>